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f07e2" officeooo:paragraph-rsid="000f07e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f4f8f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draw:textarea-vertical-align="middle" fo:min-height="1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 style:parent-style-name="Frame">
      <style:graphic-properties draw:fill="none" draw:textarea-horizontal-align="justify" draw:textarea-vertical-align="middle" draw:auto-grow-height="false" fo:min-height="1.535cm" fo:min-width="3.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draw:textarea-vertical-align="middle" fo:min-height="1.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 style:parent-style-name="Frame">
      <style:graphic-properties draw:marker-end="Extrémités_20_de_20_flèche_20_1" draw:fill="none" draw:textarea-horizontal-align="justify" draw:textarea-vertical-align="middle" draw:auto-grow-height="false" fo:min-height="1.535cm" fo:min-width="3.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draw:textarea-vertical-align="middle" fo:min-height="1.1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color="#000000" draw:fill="none" draw:fill-color="#ffffff" draw:textarea-vertical-align="middle" fo:min-height="0.9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Forme1" draw:style-name="gr12" draw:text-style-name="P11" svg:width="3.89cm" svg:height="0.955cm" svg:x="6.066cm" svg:y="0.143cm"><draw:text-box><text:p text:style-name="P10">OPEN DB</text:p></draw:text-box></draw:frame><draw:frame text:anchor-type="paragraph" draw:z-index="1" draw:name="Forme1_0" draw:style-name="gr11" draw:text-style-name="P8" svg:width="9.845cm" svg:height="1.119cm" svg:x="3.42cm" svg:y="4.426cm"><draw:text-box><text:p text:style-name="P7"><text:span text:style-name="T4">R</text:span><text:span text:style-name="T4">E</text:span><text:span text:style-name="T4">A</text:span><text:span text:style-name="T4">D</text:span><text:span text:style-name="T4"> </text:span><text:span text:style-name="T4">e</text:span><text:span text:style-name="T4">x</text:span><text:span text:style-name="T4">c</text:span><text:span text:style-name="T4">e</text:span><text:span text:style-name="T4">l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s</text:span><text:span text:style-name="T4">h</text:span><text:span text:style-name="T4">e</text:span><text:span text:style-name="T4">e</text:span><text:span text:style-name="T4">t</text:span><text:span text:style-name="T4"> </text:span><text:span text:style-name="T4">n</text:span><text:span text:style-name="T4">a</text:span><text:span text:style-name="T4">m</text:span><text:span text:style-name="T4">e</text:span><text:span text:style-name="T4"> </text:span><text:span text:style-name="T4">=</text:span><text:span text:style-name="T4"> </text:span><text:span text:style-name="T4">C</text:span><text:span text:style-name="T4">l</text:span><text:span text:style-name="T4">i</text:span><text:span text:style-name="T4">e</text:span><text:span text:style-name="T4">n</text:span><text:span text:style-name="T4">t</text:span><text:span text:style-name="T4">s</text:span></text:p></draw:text-box></draw:frame><draw:custom-shape text:anchor-type="paragraph" draw:z-index="2" draw:name="Forme2" draw:style-name="gr10" draw:text-style-name="P9" svg:width="7.118cm" svg:height="3.07cm" svg:x="4.664cm" svg:y="6.701cm"><text:p text:style-name="P1"><text:s text:c="3"/>Row = END ?</text:p><text:p text:style-name="P1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" draw:name="Forme1_1" draw:style-name="gr7" draw:text-style-name="P8" svg:width="6.801cm" svg:height="1.117cm" svg:x="4.69cm" svg:y="1.997cm"><draw:text-box><text:p text:style-name="P7"><text:span text:style-name="T4">CREATE User TABLE</text:span></text:p></draw:text-box></draw:frame><draw:frame text:anchor-type="paragraph" draw:z-index="4" draw:name="Forme1_2" draw:style-name="gr9" draw:text-style-name="P8" svg:width="8.286cm" svg:height="1.121cm" svg:x="4.24cm" svg:y="10.426cm"><draw:text-box><text:p text:style-name="P7"><text:span text:style-name="T4">READ excel sheet by Row</text:span></text:p></draw:text-box></draw:frame><draw:custom-shape text:anchor-type="paragraph" draw:z-index="5" draw:name="Forme2_0" draw:style-name="gr8" draw:text-style-name="P9" svg:width="7.118cm" svg:height="3.07cm" svg:x="4.593cm" svg:y="13.025cm"><text:p text:style-name="P1"><text:s text:c="3"/><text:span text:style-name="T2">Column</text:span><text:span text:style-name="T1"> = END ?</text:span></text:p><text:p text:style-name="P1"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name="Forme1_3" draw:style-name="gr7" draw:text-style-name="P8" svg:width="6.166cm" svg:height="1.117cm" svg:x="5.008cm" svg:y="17.29cm"><draw:text-box><text:p text:style-name="P7"><text:span text:style-name="T4">B</text:span><text:span text:style-name="T4">i</text:span><text:span text:style-name="T4">n</text:span><text:span text:style-name="T4">d</text:span><text:span text:style-name="T4">s</text:span><text:span text:style-name="T4"> </text:span><text:span text:style-name="T4">a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/text:p></draw:text-box></draw:frame><draw:frame text:anchor-type="paragraph" draw:z-index="7" draw:name="Forme1_4" draw:style-name="gr7" draw:text-style-name="P8" svg:width="6.166cm" svg:height="1.117cm" svg:x="5.034cm" svg:y="20.618cm"><draw:text-box><text:p text:style-name="P7"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/text:p></draw:text-box></draw:frame><draw:frame text:anchor-type="paragraph" draw:z-index="8" draw:name="Forme1_5" draw:style-name="gr7" draw:text-style-name="P8" svg:width="6.166cm" svg:height="1.117cm" svg:x="4.981cm" svg:y="25.502cm"><draw:text-box><text:p text:style-name="P7"><text:span text:style-name="T4">C</text:span><text:span text:style-name="T4">L</text:span><text:span text:style-name="T4">O</text:span><text:span text:style-name="T4">S</text:span><text:span text:style-name="T4">E</text:span><text:span text:style-name="T4"> </text:span><text:span text:style-name="T4">D</text:span><text:span text:style-name="T4">B</text:span></text:p></draw:text-box></draw:frame><draw:line text:anchor-type="paragraph" draw:z-index="9" draw:name="Forme4" draw:style-name="gr5" draw:text-style-name="P6" svg:x1="8.024cm" svg:y1="2.027cm" svg:x2="8.024cm" svg:y2="1.097cm"><text:p/></draw:line><draw:line text:anchor-type="paragraph" draw:z-index="10" draw:name="Forme4_0" draw:style-name="gr5" draw:text-style-name="P6" svg:x1="8.103cm" svg:y1="4.425cm" svg:x2="8.103cm" svg:y2="3.113cm"><text:p/></draw:line><draw:line text:anchor-type="paragraph" draw:z-index="11" draw:name="Forme4_1" draw:style-name="gr5" draw:text-style-name="P6" svg:x1="8.13cm" svg:y1="6.854cm" svg:x2="8.13cm" svg:y2="5.542cm"><text:p/></draw:line><draw:line text:anchor-type="paragraph" draw:z-index="12" draw:name="Forme4_2" draw:style-name="gr5" draw:text-style-name="P6" svg:x1="8.05cm" svg:y1="13.024cm" svg:x2="8.076cm" svg:y2="11.546cm"><text:p/></draw:line><draw:line text:anchor-type="paragraph" draw:z-index="13" draw:name="Forme4_3" draw:style-name="gr6" draw:text-style-name="P6" svg:x1="13.289cm" svg:y1="21.206cm" svg:x2="13.342cm" svg:y2="14.374cm"><text:p/></draw:line><draw:line text:anchor-type="paragraph" draw:z-index="14" draw:name="Forme3" draw:style-name="gr4" draw:text-style-name="P6" svg:x1="11.71cm" svg:y1="14.538cm" svg:x2="13.342cm" svg:y2="14.512cm"><text:p/></draw:line><draw:line text:anchor-type="paragraph" draw:z-index="15" draw:name="Forme5" draw:style-name="gr5" draw:text-style-name="P6" svg:x1="11.331cm" svg:y1="21.231cm" svg:x2="13.342cm" svg:y2="21.205cm"><text:p/></draw:line><draw:line text:anchor-type="paragraph" draw:z-index="16" draw:name="Forme6" draw:style-name="gr3" draw:text-style-name="P6" svg:x1="8.236cm" svg:y1="16.094cm" svg:x2="8.236cm" svg:y2="17.29cm"><text:p/></draw:line><draw:line text:anchor-type="paragraph" draw:z-index="17" draw:name="Forme7" draw:style-name="gr4" draw:text-style-name="P6" svg:x1="8.236cm" svg:y1="18.406cm" svg:x2="8.262cm" svg:y2="19.306cm"><text:p/></draw:line><draw:line text:anchor-type="paragraph" draw:z-index="18" draw:name="Forme8" draw:style-name="gr4" draw:text-style-name="P6" svg:x1="8.235cm" svg:y1="19.306cm" svg:x2="3.023cm" svg:y2="19.327cm"><text:p/></draw:line><draw:line text:anchor-type="paragraph" draw:z-index="19" draw:name="Forme9" draw:style-name="gr4" draw:text-style-name="P6" svg:x1="3.023cm" svg:y1="19.327cm" svg:x2="2.997cm" svg:y2="14.644cm"><text:p/></draw:line><draw:line text:anchor-type="paragraph" draw:z-index="20" draw:name="Forme10" draw:style-name="gr3" draw:text-style-name="P6" svg:x1="3.023cm" svg:y1="14.643cm" svg:x2="4.593cm" svg:y2="14.617cm"><text:p/></draw:line><draw:line text:anchor-type="paragraph" draw:z-index="21" draw:name="Forme11" draw:style-name="gr4" draw:text-style-name="P6" svg:x1="8.236cm" svg:y1="21.735cm" svg:x2="8.289cm" svg:y2="22.926cm"><text:p/></draw:line><draw:line text:anchor-type="paragraph" draw:z-index="22" draw:name="Forme12" draw:style-name="gr4" draw:text-style-name="P6" svg:x1="0.669cm" svg:y1="22.978cm" svg:x2="8.289cm" svg:y2="22.899cm"><text:p/></draw:line><draw:line text:anchor-type="paragraph" draw:z-index="23" draw:name="Forme13" draw:style-name="gr4" draw:text-style-name="P6" svg:x1="0.722cm" svg:y1="8.003cm" svg:x2="0.669cm" svg:y2="22.978cm"><text:p/></draw:line><draw:line text:anchor-type="paragraph" draw:z-index="24" draw:name="Forme14" draw:style-name="gr3" draw:text-style-name="P6" svg:x1="0.721cm" svg:y1="8.188cm" svg:x2="4.663cm" svg:y2="8.241cm"><text:p/></draw:line><draw:line text:anchor-type="paragraph" draw:z-index="25" draw:name="Forme15" draw:style-name="gr4" draw:text-style-name="P6" svg:x1="8.236cm" svg:y1="9.77cm" svg:x2="8.236cm" svg:y2="10.426cm"><text:p/></draw:line><draw:line text:anchor-type="paragraph" draw:z-index="26" draw:name="Forme16" draw:style-name="gr3" draw:text-style-name="P6" svg:x1="11.781cm" svg:y1="8.241cm" svg:x2="16.411cm" svg:y2="8.135cm"><text:p/></draw:line><draw:line text:anchor-type="paragraph" draw:z-index="27" draw:name="Forme17" draw:style-name="gr4" draw:text-style-name="P6" svg:x1="16.279cm" svg:y1="8.135cm" svg:x2="16.411cm" svg:y2="23.64cm"><text:p/></draw:line><draw:line text:anchor-type="paragraph" draw:z-index="28" draw:name="Forme18" draw:style-name="gr4" draw:text-style-name="P6" svg:x1="8.341cm" svg:y1="23.693cm" svg:x2="16.411cm" svg:y2="23.64cm"><text:p/></draw:line><draw:line text:anchor-type="paragraph" draw:z-index="29" draw:name="Forme19" draw:style-name="gr3" draw:text-style-name="P6" svg:x1="8.341cm" svg:y1="23.693cm" svg:x2="8.341cm" svg:y2="25.36cm"><text:p/></draw:line><draw:frame text:anchor-type="paragraph" draw:z-index="30" draw:name="Forme20" draw:style-name="gr2" draw:text-style-name="P5" svg:width="1.35cm" svg:height="0.689cm" svg:x="12.019cm" svg:y="7.553cm"><draw:text-box><text:p>Yes</text:p></draw:text-box></draw:frame><draw:frame text:anchor-type="paragraph" draw:z-index="31" draw:name="Forme20_0" draw:style-name="gr2" draw:text-style-name="P5" svg:width="1.35cm" svg:height="0.689cm" svg:x="9.294cm" svg:y="9.511cm"><draw:text-box><text:p>No</text:p></draw:text-box></draw:frame><draw:frame text:anchor-type="paragraph" draw:z-index="32" draw:name="Forme20_1" draw:style-name="gr2" draw:text-style-name="P5" svg:width="1.35cm" svg:height="0.689cm" svg:x="8.712cm" svg:y="16.205cm"><draw:text-box><text:p>No</text:p></draw:text-box></draw:frame><draw:frame text:anchor-type="paragraph" draw:z-index="33" draw:name="Forme20_2" draw:style-name="gr2" draw:text-style-name="P5" svg:width="1.35cm" svg:height="0.689cm" svg:x="11.993cm" svg:y="13.877cm"><draw:text-box><text:p>Yes</text:p></draw:text-box></draw:frame><draw:frame text:anchor-type="paragraph" draw:z-index="34" draw:name="Forme20_3" draw:style-name="gr1" draw:text-style-name="P4" svg:width="4.79cm" svg:height="1.297cm" svg:x="-0.258cm" svg:y="-0.887cm"><draw:text-box><text:p text:style-name="P3"><text:span text:style-name="T3">create</text:span><text:span text:style-name="T3">User.p</text:span><text:span text:style-name="T3">hp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draw:marker draw:name="Extrémités_20_de_20_flèche_20_2" draw:display-name="Extrémités de flèche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3:46:22.958780196</meta:creation-date>
    <dc:date>2021-01-14T19:25:22.504829358</dc:date>
    <meta:editing-duration>PT4M31S</meta:editing-duration>
    <meta:editing-cycles>1</meta:editing-cycles>
    <meta:document-statistic meta:table-count="0" meta:image-count="0" meta:object-count="0" meta:page-count="1" meta:paragraph-count="2" meta:word-count="8" meta:character-count="31" meta:non-whitespace-character-count="19"/>
    <meta:generator>LibreOffice/6.4.6.2$Linux_X86_64 LibreOffice_project/40$Build-2</meta:generator>
  </office:meta>
</office:document-meta>
</file>